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bb3c8" style:font-weight-asian="bold" style:font-weight-complex="bold"/>
    </style:style>
    <style:style style:name="P2" style:family="paragraph" style:parent-style-name="Standard">
      <style:text-properties officeooo:paragraph-rsid="000bb3c8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officeooo:paragraph-rsid="000bb3c8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paragraph-rsid="000bb3c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ectividade </text:p>
      <text:p text:style-name="P2"/>
      <text:p text:style-name="P2">O PostgreSQL tem bons recursos para conectar a diversas ferramentas e linguagens de programação.</text:p>
      <text:p text:style-name="P2"/>
      <text:p text:style-name="P2"/>
      <text:p text:style-name="P2">1. Integração com o PHP </text:p>
      <text:p text:style-name="P2">2. Integração com Java (jdbc) </text:p>
      <text:p text:style-name="P2">3. Integração com MS Access via ODBC </text:p>
      <text:p text:style-name="P2">4. Integração com Visual C++ </text:p>
      <text:p text:style-name="P2">5. Integração com .NET </text:p>
      <text:p text:style-name="P2"/>
      <text:p text:style-name="P2">O PostgreSQL oferece conectividade com os principais linguagens e ferramentas que utilizam </text:p>
      <text:p text:style-name="P2">SGBDs. </text:p>
      <text:p text:style-name="P2"/>
      <text:p text:style-name="P2">Existem somente duas interfaces clientes incluídas na distribuição do PostgreSQL: </text:p>
      <text:p text:style-name="P2"><text:s text:c="4"/>libpq – é a interface primária para a linguagem C. Muitas outras interfaces são consruídas sobre </text:p>
      <text:p text:style-name="P2">– </text:p>
      <text:p text:style-name="P2"><text:s text:c="4"/>esta (http://www.postgresql.org/docs/8.3/interactive/libpq.html). </text:p>
      <text:p text:style-name="P2"><text:s text:c="4"/>ecpq – SQL incorporado ao PostgreSQL. </text:p>
      <text:p text:style-name="P2">– </text:p>
      <text:p text:style-name="P2"/>
      <text:p text:style-name="P2">Artigo sobre ecpq - http://www.vivaolinux.com.br/artigos/impressora.php?codigo=4652 </text:p>
      <text:p text:style-name="P2">Todas as outras interfaces são projetos externos e são distribuídos separadamente. </text:p>
      <text:p text:style-name="P2"/>
      <text:p text:style-name="P1">1. Integração com o PHP </text:p>
      <text:p text:style-name="P2">Para a integração do PHP com o PostgreSQL não há necessidade de se instalar nenhum driver externo, ela acontece usando a libpq do PostgreSQL. A não ser que estejamos usando no Windows poderá acontecer da conexão não estar habilitada, então basta descomentar no php.ini a linha: </text:p>
      <text:p text:style-name="P2"/>
      <text:p text:style-name="P2">extension=php_pgsql.dll </text:p>
      <text:p text:style-name="P2"/>
      <text:p text:style-name="P2">A conexão da linguagem PHP com o SGBD é efetuada através da função: </text:p>
      <text:p text:style-name="P2">pg_connect() - <text:a xlink:type="simple" xlink:href="http://www.php.net/manual/pt_BR/function.pg-connect.php" text:style-name="Internet_20_link" text:visited-style-name="Visited_20_Internet_20_Link">http://www.php.net/manual/pt_BR/function.pg-connect.php</text:a> </text:p>
      <text:p text:style-name="P2"/>
      <text:p text:style-name="P2">Exemplo: </text:p>
      <text:p text:style-name="P2">$con = pg_connect("host=127.0.0.1 dbname=teste user=postgres password=postgres port=5432"); <text:line-break/></text:p>
      <text:p text:style-name="P2">if (!$con){ </text:p>
      <text:p text:style-name="P2"><text:s text:c="3"/>echo "Falha na conexão com o banco. Veja detalhes técnicos: " . pg_last_error($con); </text:p>
      <text:p text:style-name="P2">} </text:p>
      <text:p text:style-name="P2"/>
      <text:p text:style-name="P2">Obs.: Lembrando que uma conexão ao PostgreSQL é realizada com um único banco. </text:p>
      <text:p text:style-name="P2"/>
      <text:p text:style-name="P2">Após a coexão podemos manipular a codificação de caracteres com as funções: </text:p>
      <text:p text:style-name="P2"/>
      <text:p text:style-name="P2">pg_set_client_encoding("UNICODE"); </text:p>
      <text:p text:style-name="P2">echo pg_client_encoding(); </text:p>
      <text:p text:style-name="P2"><text:soft-page-break/>echo pg_set_client_encoding(); </text:p>
      <text:p text:style-name="P2"><text:a xlink:type="simple" xlink:href="http://www.php.net/manual/pt_BR/function.pg-set-client-encoding.php" text:style-name="Internet_20_link" text:visited-style-name="Visited_20_Internet_20_Link">http://www.php.net/manual/pt_BR/function.pg-set-client-encoding.php</text:a> <text:s/></text:p>
      <text:p text:style-name="P2"><text:a xlink:type="simple" xlink:href="http://www.php.net/manual/pt_BR/function.pg-client-encoding.php" text:style-name="Internet_20_link" text:visited-style-name="Visited_20_Internet_20_Link">http://www.php.net/manual/pt_BR/function.pg-client-encoding.php</text:a> <text:s/></text:p>
      <text:p text:style-name="P2">Instalar Xampplite e postgresql_phpgenerator para fazer demonstração com banco dba_projeto. </text:p>
      <text:p text:style-name="P2"/>
      <text:p text:style-name="P1">2. Integração com Java (jdbc) </text:p>
      <text:p text:style-name="P2"/>
      <text:p text:style-name="P2">Configuração do Java em Windows </text:p>
      <text:p text:style-name="P2"/>
      <text:p text:style-name="P1">No prompt: </text:p>
      <text:p text:style-name="P2">doskey.com /insert </text:p>
      <text:p text:style-name="P2"/>
      <text:p text:style-name="P1">No painel de controle </text:p>
      <text:p text:style-name="P2">Adicionar ao path: </text:p>
      <text:p text:style-name="P2">c:\jsdk\bin;c:\jsdk\jre\bin;%PATH% </text:p>
      <text:p text:style-name="P2">Criar a variável chasspath </text:p>
      <text:p text:style-name="P2">.;c:\jsdk\lib\tools.jar;c:\jsdk\lib\dt.jar;c:\jsdk\lib\htmlconverter.jar;c:\jsdk\jre\lib;c:\jsdk\jre\lib\rt.jar; </text:p>
      <text:p text:style-name="P2">c:\jsdk\jre\lib\ext\postgresql-8.3-603.jdbc3 </text:p>
      <text:p text:style-name="P2"/>
      <text:p text:style-name="P1">No Linux (Ubuntu) </text:p>
      <text:p text:style-name="P2">Para saber qual versão está usando, qual seu path e alterar, se for o caso: </text:p>
      <text:p text:style-name="P2"/>
      <text:p text:style-name="P2">sudo update-alternatives --config java </text:p>
      <text:p text:style-name="P2"/>
      <text:p text:style-name="P2">Então copie o driver jdbc para o diretório, por exemplo (postgresql-8.3-603.jdbc3.jar): </text:p>
      <text:p text:style-name="P2">/usr/lib/jvm/java-6-sun/jre/lib/ext </text:p>
      <text:p text:style-name="P2"/>
      <text:p text:style-name="P2">O driver para integrar aplicações em Java ao PostgreSQL é o JDBC. </text:p>
      <text:p text:style-name="P2"/>
      <text:p text:style-name="P2">Para selecionar a versão correta do JDBC devemos ter em mãos a versão do PostgreSQL e a versão </text:p>
      <text:p text:style-name="P2">do Java a usar e visitar o site http://jdbc.postgresql.org/download.html#jdbcselection </text:p>
      <text:p text:style-name="P2"/>
      <text:p text:style-name="P2"><text:s text:c="9"/>A versão for Windows já traz o respectivo JDBC. Na dúvida: </text:p>
      <text:p text:style-name="P2"><text:s text:c="9"/>JDK 1.1 - JDBC 1. Note que com a versão 8.0 o suporte ao JDBC 1 foi removido </text:p>
      <text:p text:style-name="P2"><text:s text:c="5"/>● </text:p>
      <text:p text:style-name="P2"><text:s text:c="9"/>JDK 1.2, 1.3 - JDBC 2. </text:p>
      <text:p text:style-name="P2"><text:s text:c="6"/>• </text:p>
      <text:p text:style-name="P2"><text:s text:c="9"/>JDK 1.3 + J2EE - JDBC 2 EE. Contém adicional suporte para classes javax.sql. </text:p>
      <text:p text:style-name="P2"><text:s text:c="6"/>• </text:p>
      <text:p text:style-name="P2"><text:s text:c="9"/>JDK 1.4, 1.5 - JDBC 3. Contém suporte para SSL e javax.sql, mas não requer J2EE </text:p>
      <text:p text:style-name="P2"><text:s text:c="6"/>• </text:p>
      <text:p text:style-name="P2"><text:s text:c="9"/>JDK 1.6 - JDBC4. Suporte para métodos JDBC4 é limitado. </text:p>
      <text:p text:style-name="P2"><text:s text:c="6"/>• </text:p>
      <text:p text:style-name="P1"/>
      <text:p text:style-name="P4">Para a Versão Atual (8.3) do PostgreSQL </text:p>
      <text:p text:style-name="P2"/>
      <text:p text:style-name="P2">JDBC3 Postgresql Driver, Version 8.3-603 (preferir este, mais maduro) </text:p>
      <text:p text:style-name="P2">JDBC4 Postgresql Driver, Version 8.3-603 </text:p>
      <text:p text:style-name="P2"/>
      <text:p text:style-name="P2">Pequenos exemplos em Java acessando banco PostreSQL através do JDBC: </text:p>
      <text:p text:style-name="P2"/>
      <text:p text:style-name="P2">Para rodar os exemplos abaixo precisamos ter o J2SE (JDK) instalado. </text:p>
      <text:p text:style-name="P2"/>
      <text:p text:style-name="P1">Comando para compilar: </text:p>
      <text:p text:style-name="P2">javac nome.java </text:p>
      <text:p text:style-name="P2"/>
      <text:p text:style-name="P1">Executando: </text:p>
      <text:p text:style-name="P2">java nome.class </text:p>
      <text:p text:style-name="P2">Este exemplo apenas testa a conexão com o servidor e o banco de dados. </text:p>
      <text:p text:style-name="P2">Apenas copie o driver JDBC para o diretório \jre\lib\ext do Java, crie um arquivo chamado </text:p>
      <text:p text:style-name="P2">jdbc_teste.java com este conteúdo: </text:p>
      <text:p text:style-name="P2"/>
      <text:p text:style-name="P2">import java.sql.DriverManager; </text:p>
      <text:p text:style-name="P2">import java.sql.Connection; </text:p>
      <text:p text:style-name="P2">import java.sql.SQLException; </text:p>
      <text:p text:style-name="P2">public class jdbc_teste2 { </text:p>
      <text:p text:style-name="P2"><text:s/>public static void main(String[] argv) { </text:p>
      <text:p text:style-name="P2"><text:s/>System.out.println("Checando se o Driver está registrado com DriverManager."); </text:p>
      <text:p text:style-name="P2"><text:s/>try { </text:p>
      <text:p text:style-name="P2"><text:s text:c="3"/>Class.forName("org.postgresql.Driver"); </text:p>
      <text:p text:style-name="P2"><text:s/>} catch (ClassNotFoundException cnfe) { </text:p>
      <text:p text:style-name="P2"><text:s text:c="3"/>System.out.println("Driver não encontrado!"); </text:p>
      <text:p text:style-name="P2"><text:s text:c="3"/>System.out.println("Deixe mostrar o relatório do que encontrei e sair."); </text:p>
      <text:p text:style-name="P2"><text:s text:c="3"/>cnfe.printStackTrace(); </text:p>
      <text:p text:style-name="P2"><text:s text:c="3"/>System.exit(1); </text:p>
      <text:p text:style-name="P2"><text:s/>} </text:p>
      <text:p text:style-name="P2"><text:s/>System.out.println("Driver Registrado corretamente, tentarei uma connection."); </text:p>
      <text:p text:style-name="P2"><text:s/>Connection c = null; </text:p>
      <text:p text:style-name="P2"><text:s/>try { </text:p>
      <text:p text:style-name="P2"><text:s text:c="3"/>// The second and third arguments are the username and password, </text:p>
      <text:p text:style-name="P2"><text:s text:c="27"/>Ribamar FS – http://pg.ribafs.net – ribafs@ribafs.net </text:p>
      <text:p text:style-name="P2"><text:s text:c="27"/>PostgreSQL – Curso Online <text:s text:c="26"/>175/250 </text:p>
      <text:p text:style-name="P2"><text:s text:c="4"/>// respectively. They should be whatever is necessary to connect </text:p>
      <text:p text:style-name="P2"><text:s text:c="4"/>// to the database. </text:p>
      <text:p text:style-name="P2"><text:s text:c="4"/>c = DriverManager.getConnection("jdbc:postgresql://localhost:5433/dba_projeto", "postgres", </text:p>
      <text:p text:style-name="P2">"postgres"); </text:p>
      <text:p text:style-name="P2"><text:s text:c="2"/>} catch (SQLException se) { </text:p>
      <text:p text:style-name="P2"><text:s text:c="4"/>System.out.println("Erro ao conectar: imprimindo o resultado e saindo."); </text:p>
      <text:p text:style-name="P2"><text:s text:c="4"/>se.printStackTrace(); </text:p>
      <text:p text:style-name="P2"><text:s text:c="4"/>System.exit(1); </text:p>
      <text:p text:style-name="P2"><text:s text:c="2"/>} </text:p>
      <text:p text:style-name="P2"><text:s text:c="2"/>if (c != null) </text:p>
      <text:p text:style-name="P2"><text:s text:c="4"/>System.out.println("Conexão bem sucedida ao banco!"); </text:p>
      <text:p text:style-name="P2"><text:s text:c="2"/>else </text:p>
      <text:p text:style-name="P2"><text:s text:c="4"/>System.out.println("Nunca deve ver isso."); </text:p>
      <text:p text:style-name="P2"><text:soft-page-break/><text:s text:c="2"/>} </text:p>
      <text:p text:style-name="P2">} </text:p>
      <text:p text:style-name="P2"/>
      <text:p text:style-name="P1">Agora outro arquivo que mostra os registros de uma tabela </text:p>
      <text:p text:style-name="P2">Crie um arquivo jdbc_teste2.java com o conteúdo abaixo: </text:p>
      <text:p text:style-name="P2"/>
      <text:p text:style-name="P2">import java.sql.*; </text:p>
      <text:p text:style-name="P2">public class jdbc_teste { </text:p>
      <text:p text:style-name="P2"><text:s text:c="4"/>public static void main(String args[]) { </text:p>
      <text:p text:style-name="P2"><text:s text:c="8"/>String url = "jdbc:postgresql://localhost:5433/dba_projeto"; </text:p>
      <text:p text:style-name="P2"><text:s text:c="8"/>Connection con; </text:p>
      <text:p text:style-name="P2"><text:s text:c="8"/>String query = "select * from clientes"; </text:p>
      <text:p text:style-name="P2"><text:s text:c="8"/>Statement stmt; </text:p>
      <text:p text:style-name="P2"><text:s text:c="8"/>try { </text:p>
      <text:p text:style-name="P2"><text:s text:c="11"/>Class.forName("org.postgresql.Driver"); </text:p>
      <text:p text:style-name="P2"><text:s text:c="8"/>} catch(java.lang.ClassNotFoundException e) { </text:p>
      <text:p text:style-name="P2"><text:s text:c="11"/>System.err.print("ClassNotFoundException: "); </text:p>
      <text:p text:style-name="P2"><text:s text:c="11"/>System.err.println(e.getMessage()); </text:p>
      <text:p text:style-name="P2"><text:s text:c="8"/>} </text:p>
      <text:p text:style-name="P2"><text:s text:c="30"/>Ribamar FS – http://pg.ribafs.net – ribafs@ribafs.net </text:p>
      <text:p text:style-name="P2"><text:s text:c="27"/>PostgreSQL – Curso Online <text:s text:c="26"/>176/250 </text:p>
      <text:p text:style-name="P2"><text:s text:c="5"/>try { </text:p>
      <text:p text:style-name="P2"><text:s text:c="8"/>con = DriverManager.getConnection(url,"postgres", "postgres"); </text:p>
      <text:p text:style-name="P2"><text:s text:c="8"/>stmt = con.createStatement(); </text:p>
      <text:p text:style-name="P2"><text:s text:c="8"/>ResultSet rs = stmt.executeQuery(query); </text:p>
      <text:p text:style-name="P2"><text:s text:c="8"/>ResultSetMetaData rsmd = rs.getMetaData(); </text:p>
      <text:p text:style-name="P2"><text:s text:c="8"/>int numberOfColumns = rsmd.getColumnCount(); </text:p>
      <text:p text:style-name="P2"><text:s text:c="8"/>int rowCount = 1; </text:p>
      <text:p text:style-name="P2"><text:s text:c="8"/>while (rs.next()) { </text:p>
      <text:p text:style-name="P2"><text:s text:c="11"/>System.out.println("Cliente " + rowCount + ": "); </text:p>
      <text:p text:style-name="P2"><text:s text:c="11"/>for (int i = 1; i &lt;= numberOfColumns; i++) { </text:p>
      <text:p text:style-name="P2"><text:s text:c="14"/>System.out.print(" <text:s text:c="4"/>Campo " + i + ": "); </text:p>
      <text:p text:style-name="P2"><text:s text:c="14"/>System.out.println(rs.getString(i)); </text:p>
      <text:p text:style-name="P2"><text:s text:c="11"/>} </text:p>
      <text:p text:style-name="P2"><text:s text:c="11"/>System.out.println(""); </text:p>
      <text:p text:style-name="P2"><text:s text:c="11"/>rowCount++; </text:p>
      <text:p text:style-name="P2"><text:s text:c="8"/>} </text:p>
      <text:p text:style-name="P2"><text:s text:c="8"/>stmt.close(); </text:p>
      <text:p text:style-name="P2"><text:s text:c="8"/>con.close(); </text:p>
      <text:p text:style-name="P2"><text:s text:c="5"/>} catch(SQLException ex) { </text:p>
      <text:p text:style-name="P2"><text:s text:c="8"/>System.err.print("SQLException: "); </text:p>
      <text:p text:style-name="P2"><text:s text:c="8"/>System.err.println(ex.getMessage()); </text:p>
      <text:p text:style-name="P2"><text:s text:c="5"/>} </text:p>
      <text:p text:style-name="P2"><text:s text:c="2"/>} </text:p>
      <text:p text:style-name="P2">} </text:p>
      <text:p text:style-name="P2"/>
      <text:p text:style-name="P1">Mais um pequeno exemplo, consultando uma tabela: </text:p>
      <text:p text:style-name="P2">Crie um arquivo com nome jdbc_teste3.java, com o conteúdo das duas páginas seguintes: </text:p>
      <text:p text:style-name="P2"/>
      <text:p text:style-name="P2">import java.sql.*; </text:p>
      <text:p text:style-name="P2">public class jdbc_teste3 { </text:p>
      <text:p text:style-name="P2">public static void main(String args[]) </text:p>
      <text:p text:style-name="P2"><text:soft-page-break/>{ </text:p>
      <text:p text:style-name="P2"><text:s text:c="30"/>Ribamar FS – http://pg.ribafs.net – ribafs@ribafs.net </text:p>
      <text:p text:style-name="P2"><text:s text:c="24"/>PostgreSQL – Curso Online <text:s text:c="29"/>177/250 </text:p>
      <text:p text:style-name="P2"><text:s text:c="4"/>String url = "jdbc:postgresql://localhost:5433/dba_projeto"; </text:p>
      <text:p text:style-name="P2"><text:s text:c="4"/>System.out.println("-----------------------------------------------------------"); </text:p>
      <text:p text:style-name="P2"><text:s text:c="4"/>System.out.println("Esta é a URL: " + url); </text:p>
      <text:p text:style-name="P2"><text:s text:c="4"/>Connection db; </text:p>
      <text:p text:style-name="P2"><text:s text:c="4"/>ResultSet rs; </text:p>
      <text:p text:style-name="P2"><text:s text:c="4"/>//Statement sq_stmt; </text:p>
      <text:p text:style-name="P2"><text:s text:c="4"/>try </text:p>
      <text:p text:style-name="P2"><text:s text:c="4"/>{ </text:p>
      <text:p text:style-name="P2"><text:s text:c="8"/>Class.forName( "org.postgresql.Driver" ); </text:p>
      <text:p text:style-name="P2"><text:s text:c="4"/>} </text:p>
      <text:p text:style-name="P2"><text:s text:c="4"/>catch ( java.lang.ClassNotFoundException e ) </text:p>
      <text:p text:style-name="P2"><text:s text:c="4"/>{ </text:p>
      <text:p text:style-name="P2"><text:s text:c="8"/>System.err.print( "ClassNotFoundException: " ); </text:p>
      <text:p text:style-name="P2"><text:s text:c="8"/>System.err.println( e.getMessage () ); </text:p>
      <text:p text:style-name="P2"><text:s text:c="4"/>} </text:p>
      <text:p text:style-name="P2"><text:s text:c="4"/>System.out.println("Driver do PostgreSQL selecionado. "); </text:p>
      <text:p text:style-name="P2">try </text:p>
      <text:p text:style-name="P2">{ </text:p>
      <text:p text:style-name="P2"><text:s text:c="4"/>db = DriverManager.getConnection( url, "postgres", "postgres" ); </text:p>
      <text:p text:style-name="P2">} </text:p>
      <text:p text:style-name="P2">catch ( SQLException ex ) </text:p>
      <text:p text:style-name="P2">{ </text:p>
      <text:p text:style-name="P2"><text:s text:c="4"/>System.err.println( "SQLException: " + ex.getMessage() ); </text:p>
      <text:p text:style-name="P2">} </text:p>
      <text:p text:style-name="P2">System.out.println("Conexão aberta. "); </text:p>
      <text:p text:style-name="P2">try </text:p>
      <text:p text:style-name="P2">{ </text:p>
      <text:p text:style-name="P2"><text:s text:c="4"/>db = DriverManager.getConnection( url, "postgres", "postgres" ); </text:p>
      <text:p text:style-name="P2"><text:s text:c="4"/>Statement sq_stmt = db.createStatement(); </text:p>
      <text:p text:style-name="P2"><text:s text:c="4"/>String sql_str = "SELECT * FROM clientes"; </text:p>
      <text:p text:style-name="P2"><text:s text:c="27"/>Ribamar FS – http://pg.ribafs.net – ribafs@ribafs.net </text:p>
      <text:p text:style-name="P2"><text:s text:c="24"/>PostgreSQL – Curso Online <text:s text:c="21"/>178/250 </text:p>
      <text:p text:style-name="P2"><text:s text:c="4"/>rs = sq_stmt.executeQuery(sql_str); </text:p>
      <text:p text:style-name="P2"><text:s text:c="4"/>while (rs.next()) </text:p>
      <text:p text:style-name="P2"><text:s text:c="4"/>{ </text:p>
      <text:p text:style-name="P2"><text:s text:c="8"/>System.out.println("---------------------------------------"); </text:p>
      <text:p text:style-name="P2"><text:s text:c="8"/>String cpf = rs.getString("cpf"); </text:p>
      <text:p text:style-name="P2"><text:s text:c="8"/>String nome = rs.getString("nome"); </text:p>
      <text:p text:style-name="P2"><text:s text:c="8"/>String email = rs.getString("email"); </text:p>
      <text:p text:style-name="P2"><text:s text:c="8"/>System.out.println("CPF: " + cpf); </text:p>
      <text:p text:style-name="P2"><text:s text:c="8"/>System.out.println("Nome: " + nome); </text:p>
      <text:p text:style-name="P2"><text:s text:c="8"/>System.out.println("Email: " + email + " "); </text:p>
      <text:p text:style-name="P2"><text:s text:c="4"/>} </text:p>
      <text:p text:style-name="P2"><text:s text:c="4"/>System.out.println("---------------------------------------"); </text:p>
      <text:p text:style-name="P2"><text:s text:c="4"/>System.out.println("---------------------------------------"); </text:p>
      <text:p text:style-name="P2">} </text:p>
      <text:p text:style-name="P2">catch ( SQLException ex ) </text:p>
      <text:p text:style-name="P2">{ </text:p>
      <text:p text:style-name="P2"><text:s text:c="4"/>System.err.println( "SQLException: " + ex.getMessage() ); </text:p>
      <text:p text:style-name="P2"><text:soft-page-break/>} </text:p>
      <text:p text:style-name="P2"><text:s text:c="4"/>System.out.println("Consulta efetuada. "); </text:p>
      <text:p text:style-name="P2"><text:s text:c="4"/>System.out.println("Conexão fechada. "); </text:p>
      <text:p text:style-name="P2"><text:s text:c="4"/>System.out.println("---------------------------------------"); </text:p>
      <text:p text:style-name="P2"><text:s text:c="4"/>} </text:p>
      <text:p text:style-name="P2">}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08:33:28.468000000</meta:creation-date>
    <dc:date>2016-05-05T08:35:16.068000000</dc:date>
    <meta:editing-duration>PT1M47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6" meta:paragraph-count="215" meta:word-count="967" meta:character-count="9066" meta:non-whitespace-character-count="7114"/>
  </office:meta>
</office:document-meta>
</file>